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54pt" fo:break-before="auto" style:use-optimal-row-height="fals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F" fo:font-size="9pt" style:font-name-asian="Lohit Devanagari" style:font-size-asian="9pt" style:language-asian="hi" style:country-asian="IN" style:font-name-complex="DejaVu Sans" style:font-size-complex="9pt" style:language-complex="none" style:country-complex="none" fo:hyphenate="true"/>
    </style:style>
    <style:style style:name="T1" style:family="text">
      <style:text-properties style:use-window-font-color="true" fo:language="en" fo:country="US" style:letter-kerning="true" style:language-asian="hi" style:country-asian="IN" style:font-name-asian="Lohit Devanagari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5"/>
          <table:table-cell office:value-type="float" office:value="0.9472" calcext:value-type="float" table:number-columns-spanned="2" table:number-rows-spanned="1">
            <text:p>0.9472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float" office:value="0.947" calcext:value-type="float" table:number-columns-spanned="2" table:number-rows-spanned="1">
            <text:p>0.947</text:p>
          </table:table-cell>
          <table:covered-table-cell/>
          <table:table-cell office:value-type="string" calcext:value-type="string">
            <text:p>0.9462 (just public submit - <text:a xlink:href="https://www.kaggle.com/hamditarek/ensemble" xlink:type="simple">https://www.kaggle.com/hamditarek/ensemble</text:a>)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0.9449" calcext:value-type="float" table:number-columns-spanned="2" table:number-rows-spanned="1">
            <text:p>0.9449</text:p>
          </table:table-cell>
          <table:covered-table-cell/>
          <table:table-cell office:value-type="string" calcext:value-type="string">
            <text:p>0.9459 (just public submit - <text:a xlink:href="https://www.kaggle.com/shonenkov/tpu-inference-super-fast-xlmroberta" xlink:type="simple">https://www.kaggle.com/shonenkov/tpu-inference-super-fast-xlmroberta</text:a>)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float" office:value="0.9411" calcext:value-type="float" table:number-columns-spanned="2" table:number-rows-spanned="1">
            <text:p>0.9411</text:p>
          </table:table-cell>
          <table:covered-table-cell/>
          <table:table-cell office:value-type="string" calcext:value-type="string">
            <text:p>0.9416 (just public submit - <text:a xlink:href="https://www.kaggle.com/shonenkov/tpu-training-super-fast-xlmroberta" xlink:type="simple">https://www.kaggle.com/shonenkov/tpu-training-super-fast-xlmroberta</text:a>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0.938" calcext:value-type="float" table:number-columns-spanned="2" table:number-rows-spanned="1">
            <text:p>0.938</text:p>
          </table:table-cell>
          <table:covered-table-cell/>
          <table:table-cell office:value-type="string" calcext:value-type="string">
            <text:p>0.9377 (other launch of fork of public)</text:p>
          </table:table-cell>
          <table:table-cell table:number-columns-repeated="1020"/>
        </table:table-row>
        <table:table-row table:style-name="ro5">
          <table:table-cell office:value-type="float" office:value="0.9317" calcext:value-type="float" table:number-columns-spanned="2" table:number-rows-spanned="1">
            <text:p>0.9317</text:p>
          </table:table-cell>
          <table:covered-table-cell/>
          <table:table-cell office:value-type="string" calcext:value-type="string">
            <text:p>0.9358 (launch fork of public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pan text:style-name="T1">0.9236 (v1421)</text:span></text:p>
          </table:table-cell>
          <table:table-cell office:value-type="string" calcext:value-type="string">
            <text:p>0.9211 (v93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9:22:48.884206157</meta:creation-date>
    <dc:date>2020-05-17T19:40:05.245280020</dc:date>
    <meta:editing-duration>PT6M34S</meta:editing-duration>
    <meta:editing-cycles>4</meta:editing-cycles>
    <meta:generator>LibreOffice/6.0.7.3$Linux_X86_64 LibreOffice_project/00m0$Build-3</meta:generator>
    <meta:document-statistic meta:table-count="1" meta:cell-count="13" meta:object-count="0"/>
  </office:meta>
</office:document-meta>
</file>